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8772" officeooo:paragraph-rsid="00168772" style:font-size-asian="20pt" style:font-size-complex="20pt"/>
    </style:style>
    <style:style style:name="P2" style:family="paragraph" style:parent-style-name="Standard">
      <style:text-properties fo:font-size="12pt" officeooo:rsid="00168772" officeooo:paragraph-rsid="00168772" style:font-size-asian="12pt" style:font-size-complex="12pt"/>
    </style:style>
    <style:style style:name="P3" style:family="paragraph" style:parent-style-name="Standard">
      <style:text-properties fo:font-size="12pt" officeooo:rsid="00168772" officeooo:paragraph-rsid="00185f3c" style:font-size-asian="12pt" style:font-size-complex="12pt"/>
    </style:style>
    <style:style style:name="P4" style:family="paragraph" style:parent-style-name="Standard">
      <style:text-properties fo:color="#c9211e" loext:opacity="100%" fo:font-size="12pt" officeooo:rsid="00168772" officeooo:paragraph-rsid="00168772" style:font-size-asian="12pt" style:font-size-complex="12pt"/>
    </style:style>
    <style:style style:name="P5" style:family="paragraph" style:parent-style-name="Standard">
      <style:text-properties fo:color="#c9211e" loext:opacity="100%" fo:font-size="12pt" officeooo:rsid="00168772" officeooo:paragraph-rsid="00185f3c" style:font-size-asian="12pt" style:font-size-complex="12pt"/>
    </style:style>
    <style:style style:name="T1" style:family="text">
      <style:text-properties officeooo:rsid="00185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oofing MAC Address to get past Captive Portal Pages (Airport wifi, coffee shop wifi)</text:p>
      <text:p text:style-name="P1"/>
      <text:p text:style-name="P2">Put Network Interface into monitor mode</text:p>
      <text:p text:style-name="P2"/>
      <text:p text:style-name="P4">sudo airmon-ng start [Interface Name]</text:p>
      <text:p text:style-name="P2"/>
      <text:p text:style-name="P2">Do not turn off other services unless necessary</text:p>
      <text:p text:style-name="P2"/>
      <text:p text:style-name="P2">Scan area for open networks and filter for encryption types. Use Ctrl + C to stop scanning</text:p>
      <text:p text:style-name="P2"/>
      <text:p text:style-name="P4">sudo airodump-ng [Interface Name] --encrypt OPN</text:p>
      <text:p text:style-name="P2"/>
      <text:p text:style-name="P2">Choose your network and identify it’s channel</text:p>
      <text:p text:style-name="P2"/>
      <text:p text:style-name="P2">Filter by that channel</text:p>
      <text:p text:style-name="P2"/>
      <text:p text:style-name="P5">sudo airodump-ng [Interface Name] <text:s/>-c [Channel Number] –encrypt OPN -a</text:p>
      <text:p text:style-name="P3"/>
      <text:p text:style-name="P3"><text:span text:style-name="T1">Select a target, preferably the one sending the most frames, and copy the MAC address</text:span></text:p>
      <text:p text:style-name="P3"/>
      <text:p text:style-name="P3"><text:span text:style-name="T1">Take Network Interface out of monitor mode</text:span></text:p>
      <text:p text:style-name="P3"/>
      <text:p text:style-name="P5"><text:span text:style-name="T1">sudo airmon-ng stop [Interface Name]</text:span></text:p>
      <text:p text:style-name="P3"/>
      <text:p text:style-name="P3"><text:span text:style-name="T1">Bring the Network Interface down</text:span></text:p>
      <text:p text:style-name="P3"/>
      <text:p text:style-name="P5"><text:span text:style-name="T1">sudo ifconfig [Interface Name] down</text:span></text:p>
      <text:p text:style-name="P3"/>
      <text:p text:style-name="P3"><text:span text:style-name="T1">Use MAC Changer to change MAC address</text:span></text:p>
      <text:p text:style-name="P3"/>
      <text:p text:style-name="P5"><text:span text:style-name="T1">sudo macchanger -m [New MAC Address] [Interface Name]</text:span></text:p>
      <text:p text:style-name="P3"/>
      <text:p text:style-name="P3"><text:span text:style-name="T1">Bring the Network Interface back up</text:span></text:p>
      <text:p text:style-name="P3"/>
      <text:p text:style-name="P5"><text:span text:style-name="T1">sudo ifconfig </text:span><text:s/><text:span text:style-name="T1">[Interface Name] up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6:04:16.405630151</meta:creation-date>
    <dc:date>2021-02-23T16:19:01.407654209</dc:date>
    <meta:editing-duration>PT4M14S</meta:editing-duration>
    <meta:editing-cycles>1</meta:editing-cycles>
    <meta:document-statistic meta:table-count="0" meta:image-count="0" meta:object-count="0" meta:page-count="1" meta:paragraph-count="18" meta:word-count="141" meta:character-count="872" meta:non-whitespace-character-count="748"/>
    <meta:generator>LibreOffice/7.0.3.1$Linux_X86_64 LibreOffice_project/00$Build-1</meta:generator>
  </office:meta>
</office:document-meta>
</file>